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24f154" officeooo:paragraph-rsid="0024f154"/>
    </style:style>
    <style:style style:name="P2" style:family="paragraph" style:parent-style-name="Text_20_body" style:list-style-name="L2">
      <style:text-properties officeooo:rsid="0024f154" officeooo:paragraph-rsid="0024f154"/>
    </style:style>
    <style:style style:name="P3" style:family="paragraph" style:parent-style-name="Text_20_body" style:list-style-name="L2">
      <style:text-properties officeooo:rsid="0024f154" officeooo:paragraph-rsid="0027a96c"/>
    </style:style>
    <style:style style:name="P4" style:family="paragraph" style:parent-style-name="Text_20_body">
      <style:text-properties officeooo:rsid="0025d224" officeooo:paragraph-rsid="0025d224"/>
    </style:style>
    <style:style style:name="P5" style:family="paragraph" style:parent-style-name="Text_20_body" style:list-style-name="L2">
      <style:text-properties officeooo:rsid="002a5c1a" officeooo:paragraph-rsid="002a5c1a"/>
    </style:style>
    <style:style style:name="P6" style:family="paragraph" style:parent-style-name="Text_20_body" style:list-style-name="L2">
      <style:text-properties officeooo:rsid="002b09ad" officeooo:paragraph-rsid="002b09ad"/>
    </style:style>
    <style:style style:name="P7" style:family="paragraph" style:parent-style-name="Standard">
      <style:text-properties officeooo:rsid="001f191f" officeooo:paragraph-rsid="001f191f"/>
    </style:style>
    <style:style style:name="P8" style:family="paragraph" style:parent-style-name="Standard">
      <style:text-properties officeooo:rsid="001f68aa" officeooo:paragraph-rsid="001f68aa"/>
    </style:style>
    <style:style style:name="P9" style:family="paragraph" style:parent-style-name="Standard">
      <style:text-properties officeooo:rsid="001f68aa" officeooo:paragraph-rsid="00227e03"/>
    </style:style>
    <style:style style:name="P10" style:family="paragraph" style:parent-style-name="Standard" style:list-style-name="L1">
      <style:text-properties officeooo:rsid="001f68aa" officeooo:paragraph-rsid="001f68aa"/>
    </style:style>
    <style:style style:name="P11" style:family="paragraph" style:parent-style-name="Standard" style:list-style-name="L1">
      <style:text-properties officeooo:rsid="001f68aa" officeooo:paragraph-rsid="00227e03"/>
    </style:style>
    <style:style style:name="P12" style:family="paragraph" style:parent-style-name="Standard" style:list-style-name="L1">
      <style:text-properties officeooo:rsid="00243ad6" officeooo:paragraph-rsid="00243ad6"/>
    </style:style>
    <style:style style:name="P13" style:family="paragraph" style:parent-style-name="Standard">
      <style:text-properties officeooo:rsid="00243ad6" officeooo:paragraph-rsid="00243ad6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officeooo:rsid="001f68aa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227e03"/>
    </style:style>
    <style:style style:name="T4" style:family="text">
      <style:text-properties officeooo:rsid="0020adeb"/>
    </style:style>
    <style:style style:name="T5" style:family="text">
      <style:text-properties officeooo:rsid="00227e03"/>
    </style:style>
    <style:style style:name="T6" style:family="text">
      <style:text-properties officeooo:rsid="0024f154"/>
    </style:style>
    <style:style style:name="T7" style:family="text">
      <style:text-properties officeooo:rsid="0027a9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prácticos sobre procesamiento de imágenes digitales</text:p>
      <text:h text:style-name="Heading_20_1" text:outline-level="1">Objetivos</text:h>
      <text:p text:style-name="P7">El objetivo de estos ejercicios es poder utilizar funciones relacionadas tanto al tratmiento de imágenes binarias como de colores.</text:p>
      <text:p text:style-name="P7">Se proponen ejercicios que abarcan tratamiento básico de imágenes binarias y de colores con las operaciones <text:s/>mayormente utilizadas.</text:p>
      <text:p text:style-name="P7"/>
      <text:h text:style-name="Heading_20_1" text:outline-level="1">Descripción de las imágenes</text:h>
      <text:p text:style-name="P8">Todas las imágenes se encuentran en formto jpg. Las imágenes de colores han sido almacenadas utilizando el espacio de colores RGB.</text:p>
      <text:p text:style-name="P8">Las imágenes binarias <text:span text:style-name="T2">(en blanco y negro), deben ser convertidas primeramente a </text:span><text:span text:style-name="T3">formato binario antes de utilizarse. Los valores 1 representan al blanco, los valores 0 representan al color negro.</text:span></text:p>
      <text:list xml:id="list3437213274214743194" text:style-name="L1">
        <text:list-item>
          <text:p text:style-name="P10">01<text:span text:style-name="T5">X</text:span>.jpg_rm<text:span text:style-name="T6">X</text:span>.jpg. Imagen en formato JPG y espacio de colores RGB.</text:p>
        </text:list-item>
        <text:list-item>
          <text:p text:style-name="P10">01<text:span text:style-name="T5">X</text:span>.jpg_CM<text:span text:style-name="T6">X</text:span>.jpg. Imagen <text:span text:style-name="T4">del contorno de la fruta.</text:span></text:p>
        </text:list-item>
        <text:list-item>
          <text:p text:style-name="P10">01<text:span text:style-name="T5">X</text:span>.jpg_so<text:span text:style-name="T6">X</text:span>.jpg. <text:span text:style-name="T5">Imagen de bordes de defectos, obtenida por un proceso previo.</text:span></text:p>
        </text:list-item>
        <text:list-item>
          <text:p text:style-name="P10">01<text:span text:style-name="T5">X</text:span>.jpg_soM<text:span text:style-name="T6">X</text:span>.jpg. <text:span text:style-name="T5">Imagen de defectos, rellenos y ampliados.</text:span></text:p>
        </text:list-item>
        <text:list-item>
          <text:p text:style-name="P11">01<text:span text:style-name="T5">X</text:span>.jpg_s<text:span text:style-name="T5">NX</text:span>.jpg. <text:span text:style-name="T5">Silueta del área de las frutas.</text:span></text:p>
        </text:list-item>
        <text:list-item>
          <text:p text:style-name="P12">Lapizcuchillo.jpg, pendrive1.jpg, utiles1.jpg. Imágenes con objetos variados a ser segmentados.</text:p>
        </text:list-item>
      </text:list>
      <text:p text:style-name="P13"/>
      <text:h text:style-name="Heading_20_1" text:outline-level="1">Ejercicios</text:h>
      <text:p text:style-name="P1">Los ejercicios deberá ser realizados con scripts Matlab.</text:p>
      <text:list xml:id="list6017102515278652895" text:style-name="L2">
        <text:list-item>
          <text:p text:style-name="P2">Abrir las imágenes <text:span text:style-name="T1">01X.jpg_rm</text:span>X<text:span text:style-name="T1">.jpg, </text:span>mostrarlas en pantalla. Binarizarlas y desplegar en pantalla. Utilizar el modo de ventana y grilla. Rgb2bw, Imshow. </text:p>
        </text:list-item>
        <text:list-item>
          <text:p text:style-name="P2">Abrir las imágenes <text:span text:style-name="T1">01X.jpg_rm</text:span>X<text:span text:style-name="T1">.jpg </text:span>y binariarlas, probar con distintos tipos de umbral t=0.1, t=0.5, t=0.8. Tomar el umbral del ejercicio anterior y desplegarlo en pantalla.</text:p>
        </text:list-item>
        <text:list-item>
          <text:p text:style-name="P2">Trabajar con las imágenes <text:span text:style-name="T1">01X.jpg_so</text:span>X<text:span text:style-name="T1">.jpg, 01X.jpg_CM</text:span>X<text:span text:style-name="T1">.jpg, 01X.jpg_soM</text:span>X<text:span text:style-name="T1">.jpg </text:span>y realizar las operaciones que se proponen y mostrar sus resultados. <text:span text:style-name="T7">Lás imágenes deberás ser trabajadas con su par correspondiente, por ejemplo 010X con 010X.</text:span></text:p>
          <text:list>
            <text:list-item>
              <text:p text:style-name="P2"><text:span text:style-name="T1">01X.jpg_so</text:span>X<text:span text:style-name="T1">.jpg </text:span>AND <text:s/><text:span text:style-name="T1">01X.jpg_CM</text:span>X<text:span text:style-name="T1">.jpg.</text:span></text:p>
            </text:list-item>
            <text:list-item>
              <text:p text:style-name="P2"><text:span text:style-name="T1">01X.jpg_so</text:span>X<text:span text:style-name="T1">.jpg </text:span>OR <text:s/><text:span text:style-name="T1">01X.jpg_CM</text:span>X<text:span text:style-name="T1">.jpg</text:span></text:p>
            </text:list-item>
            <text:list-item>
              <text:p text:style-name="P2"><text:span text:style-name="T1">01X.jpg_so</text:span>X<text:span text:style-name="T1">.jpg </text:span>XOR <text:s/><text:span text:style-name="T1">01X.jpg_CM</text:span>X<text:span text:style-name="T1">.jpg</text:span></text:p>
            </text:list-item>
            <text:list-item>
              <text:p text:style-name="P2"><text:soft-page-break/>NOT <text:span text:style-name="T1">01X.jpg_so</text:span>X<text:span text:style-name="T1">.jpg, </text:span>NOT <text:span text:style-name="T1">01X.jpg_CM</text:span>X<text:span text:style-name="T1">.jpg</text:span></text:p>
            </text:list-item>
            <text:list-item>
              <text:p text:style-name="P3"><text:span text:style-name="T1">01X.jpg_so</text:span>X<text:span text:style-name="T1">.jpg </text:span>XOR <text:s/><text:span text:style-name="T1">01X.jpg_CM</text:span>X<text:span text:style-name="T1">.jpg</text:span></text:p>
            </text:list-item>
            <text:list-item>
              <text:p text:style-name="P5">Hacer que la imagen de los defectos 010.jpg_soM1.jpg quede pintada sobre la silueta 010.jpg.SN1.jpg, de manera que quede una fruta con el área blanca y los agujeros negros.</text:p>
            </text:list-item>
          </text:list>
        </text:list-item>
        <text:list-item>
          <text:p text:style-name="P5">Tomando 011,jpg._so4.jpg que contiene el defecto marcado y el contorno. Eliminar el contorno utilizando la imagen 011.jpg_CM4.jpg.</text:p>
        </text:list-item>
        <text:list-item>
          <text:p text:style-name="P6">Utilizar la imagen obtenida anterioremente en el ejercicio 5 y rellenar el agujero del defecto, de manera a crear una máscara del defecto.</text:p>
        </text:list-item>
      </text:list>
      <text:p text:style-name="P4">Erosion, dilatacion, llenado de agujeros, elementos estructurantes.</text:p>
      <text:p text:style-name="P4">SeparaR EN CANALES, POR CADA ESPACIO.</text:p>
      <text:p text:style-name="P4">Técnica de segmentaciónllenado de agujeros.</text:p>
      <text:p text:style-name="P4">Técnica de segmentación por máscara.</text:p>
      <text:p text:style-name="P4">Segmentación por historgrama de colores.</text:p>
      <text:p text:style-name="P1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9:49:54.475953767</meta:creation-date>
    <meta:editing-duration>P0D</meta:editing-duration>
    <meta:editing-cycles>1</meta:editing-cycles>
    <meta:generator>LibreOffice/5.2.3.3$Linux_X86_64 LibreOffice_project/20$Build-3</meta:generator>
    <meta:document-statistic meta:table-count="0" meta:image-count="0" meta:object-count="0" meta:page-count="2" meta:paragraph-count="32" meta:word-count="372" meta:character-count="2591" meta:non-whitespace-character-count="2259"/>
  </office:meta>
</office:document-meta>
</file>